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en Size Drop-ins</text:p>
          </table:table-cell>
          <table:covered-table-cell table:number-columns-repeated="4"/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MN Unite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Ubot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DROM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RL-HSL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DROM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MRL-HSL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MN United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Ubots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RL-HSL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WF Wolves &amp; Hamburg Bit-Bot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bot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EDROM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MN United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DROM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Ubots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MRL-HSL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MN United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RL-HSL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AMN Unite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WF Wolves &amp; Hamburg Bit-Bots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NUbots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DROM</text:p>
          </table:table-cell>
        </table:table-row>
        <table:table-row table:style-name="ro2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3">
            <text:p>TDI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WF Wolves &amp; Hamburg Bit-Bot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MN United</text:p>
          </table:table-cell>
        </table:table-row>
        <table:table-row table:style-name="ro3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NUbots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EDROM</text:p>
          </table:table-cell>
        </table:table-row>
        <table:table-row table:style-name="ro3">
          <table:covered-table-cell/>
          <table:table-cell office:value-type="string" calcext:value-type="string">
            <text:p>A3</text:p>
          </table:table-cell>
          <table:table-cell office:value-type="string" calcext:value-type="string">
            <text:p>Ichiro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MRL-HS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2:05:35.803798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2:05:47.359243504</dc:date>
    <meta:generator>LibreOffice/4.2.8.2$Linux_X86_64 LibreOffice_project/420m0$Build-2</meta:generator>
    <meta:editing-duration>PT2M40S</meta:editing-duration>
    <meta:editing-cycles>4</meta:editing-cycles>
    <meta:document-statistic meta:table-count="1" meta:cell-count="79" meta:object-count="0"/>
  </office:meta>
</office:document-meta>
</file>